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7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3"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8"/>
        <table:table-column table:style-name="co3" table:default-cell-style-name="ce9"/>
        <table:table-column table:style-name="co4" table:number-columns-repeated="2" table:default-cell-style-name="ce9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4" office:value-type="string">
            <text:p>Retirement Calculator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 $'s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table:number-columns-repeated="2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Investment Rate → See Muni Bond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Deposit as a % of Salary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7" table:formula="of:=[.C5]/[.C6]" office:value-type="currency" office:currency="USD" office:value="1666666.66666667">
            <text:p>$1,666,667</text:p>
          </table:table-cell>
          <table:table-cell table:style-name="ce1" office:value-type="string">
            <text:p><text:s/>= Amount needed to Retire $'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gining of Yr</text:p>
          </table:table-cell>
          <table:table-cell table:number-columns-repeated="2" table:style-name="ce2" office:value-type="string">
            <text:p>End of Yr</text:p>
          </table:table-cell>
          <table:table-cell table:style-name="ce3" table:number-columns-repeated="1018"/>
        </table:table-row>
        <table:table-row table:style-name="ro1">
          <table:table-cell table:style-name="ce1"/>
          <table:table-cell table:style-name="ce2" office:value-type="string">
            <text:p>Year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avings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Deposi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8-06-01">
            <text:p>06/01/18</text:p>
          </table:table-cell>
          <table:table-cell table:number-columns-repeated="2" office:value-type="currency" office:currency="USD" office:value="0">
            <text:p>$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19-06-01">
            <text:p>06/01/19</text:p>
          </table:table-cell>
          <table:table-cell table:formula="of:=[.D12]+[.E12]+[.F12]" office:value-type="currency" office:currency="USD" office:value="20000">
            <text:p>$20,000</text:p>
          </table:table-cell>
          <table:table-cell table:formula="of:=[.D13]*[.$C$6]" office:value-type="currency" office:currency="USD" office:value="1200">
            <text:p>$1,20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2020-06-01">
            <text:p>06/01/20</text:p>
          </table:table-cell>
          <table:table-cell table:formula="of:=[.D13]+[.E13]+[.F13]" office:value-type="currency" office:currency="USD" office:value="41200">
            <text:p>$41,200</text:p>
          </table:table-cell>
          <table:table-cell table:formula="of:=[.D14]*[.$C$6]" office:value-type="currency" office:currency="USD" office:value="2472">
            <text:p>$2,472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2021-06-01">
            <text:p>06/01/21</text:p>
          </table:table-cell>
          <table:table-cell table:formula="of:=[.D14]+[.E14]+[.F14]" office:value-type="currency" office:currency="USD" office:value="63672">
            <text:p>$63,672</text:p>
          </table:table-cell>
          <table:table-cell table:formula="of:=[.D15]*[.$C$6]" office:value-type="currency" office:currency="USD" office:value="3820.32">
            <text:p>$3,82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2022-06-01">
            <text:p>06/01/22</text:p>
          </table:table-cell>
          <table:table-cell table:formula="of:=[.D15]+[.E15]+[.F15]" office:value-type="currency" office:currency="USD" office:value="87492.32">
            <text:p>$87,492</text:p>
          </table:table-cell>
          <table:table-cell table:formula="of:=[.D16]*[.$C$6]" office:value-type="currency" office:currency="USD" office:value="5249.5392">
            <text:p>$5,25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2023-06-01">
            <text:p>06/01/23</text:p>
          </table:table-cell>
          <table:table-cell table:formula="of:=[.D16]+[.E16]+[.F16]" office:value-type="currency" office:currency="USD" office:value="112741.8592">
            <text:p>$112,742</text:p>
          </table:table-cell>
          <table:table-cell table:formula="of:=[.D17]*[.$C$6]" office:value-type="currency" office:currency="USD" office:value="6764.511552">
            <text:p>$6,765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2024-06-01">
            <text:p>06/01/24</text:p>
          </table:table-cell>
          <table:table-cell table:formula="of:=[.D17]+[.E17]+[.F17]" office:value-type="currency" office:currency="USD" office:value="139506.370752">
            <text:p>$139,506</text:p>
          </table:table-cell>
          <table:table-cell table:formula="of:=[.D18]*[.$C$6]" office:value-type="currency" office:currency="USD" office:value="8370.38224512">
            <text:p>$8,37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2025-06-01">
            <text:p>06/01/25</text:p>
          </table:table-cell>
          <table:table-cell table:formula="of:=[.D18]+[.E18]+[.F18]" office:value-type="currency" office:currency="USD" office:value="167876.75299712">
            <text:p>$167,877</text:p>
          </table:table-cell>
          <table:table-cell table:formula="of:=[.D19]*[.$C$6]" office:value-type="currency" office:currency="USD" office:value="10072.6051798272">
            <text:p>$10,073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2026-06-01">
            <text:p>06/01/26</text:p>
          </table:table-cell>
          <table:table-cell table:formula="of:=[.D19]+[.E19]+[.F19]" office:value-type="currency" office:currency="USD" office:value="197949.358176947">
            <text:p>$197,949</text:p>
          </table:table-cell>
          <table:table-cell table:formula="of:=[.D20]*[.$C$6]" office:value-type="currency" office:currency="USD" office:value="11876.9614906168">
            <text:p>$11,87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2027-06-01">
            <text:p>06/01/27</text:p>
          </table:table-cell>
          <table:table-cell table:formula="of:=[.D20]+[.E20]+[.F20]" office:value-type="currency" office:currency="USD" office:value="229826.319667564">
            <text:p>$229,826</text:p>
          </table:table-cell>
          <table:table-cell table:formula="of:=[.D21]*[.$C$6]" office:value-type="currency" office:currency="USD" office:value="13789.5791800538">
            <text:p>$13,79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2028-06-01">
            <text:p>06/01/28</text:p>
          </table:table-cell>
          <table:table-cell table:formula="of:=[.D21]+[.E21]+[.F21]" office:value-type="currency" office:currency="USD" office:value="263615.898847618">
            <text:p>$263,616</text:p>
          </table:table-cell>
          <table:table-cell table:formula="of:=[.D22]*[.$C$6]" office:value-type="currency" office:currency="USD" office:value="15816.9539308571">
            <text:p>$15,81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2029-06-01">
            <text:p>06/01/29</text:p>
          </table:table-cell>
          <table:table-cell table:formula="of:=[.D22]+[.E22]+[.F22]" office:value-type="currency" office:currency="USD" office:value="299432.852778475">
            <text:p>$299,433</text:p>
          </table:table-cell>
          <table:table-cell table:formula="of:=[.D23]*[.$C$6]" office:value-type="currency" office:currency="USD" office:value="17965.9711667085">
            <text:p>$17,966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2030-06-01">
            <text:p>06/01/30</text:p>
          </table:table-cell>
          <table:table-cell table:formula="of:=[.D23]+[.E23]+[.F23]" office:value-type="currency" office:currency="USD" office:value="337398.823945183">
            <text:p>$337,399</text:p>
          </table:table-cell>
          <table:table-cell table:formula="of:=[.D24]*[.$C$6]" office:value-type="currency" office:currency="USD" office:value="20243.929436711">
            <text:p>$20,244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2031-06-01">
            <text:p>06/01/31</text:p>
          </table:table-cell>
          <table:table-cell table:formula="of:=[.D24]+[.E24]+[.F24]" office:value-type="currency" office:currency="USD" office:value="377642.753381894">
            <text:p>$377,643</text:p>
          </table:table-cell>
          <table:table-cell table:formula="of:=[.D25]*[.$C$6]" office:value-type="currency" office:currency="USD" office:value="22658.5652029137">
            <text:p>$22,659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2032-06-01">
            <text:p>06/01/32</text:p>
          </table:table-cell>
          <table:table-cell table:formula="of:=[.D25]+[.E25]+[.F25]" office:value-type="currency" office:currency="USD" office:value="420301.318584808">
            <text:p>$420,301</text:p>
          </table:table-cell>
          <table:table-cell table:formula="of:=[.D26]*[.$C$6]" office:value-type="currency" office:currency="USD" office:value="25218.0791150885">
            <text:p>$25,218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2033-06-01">
            <text:p>06/01/33</text:p>
          </table:table-cell>
          <table:table-cell table:formula="of:=[.D26]+[.E26]+[.F26]" office:value-type="currency" office:currency="USD" office:value="465519.397699897">
            <text:p>$465,519</text:p>
          </table:table-cell>
          <table:table-cell table:formula="of:=[.D27]*[.$C$6]" office:value-type="currency" office:currency="USD" office:value="27931.1638619938">
            <text:p>$27,931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2034-06-01">
            <text:p>06/01/34</text:p>
          </table:table-cell>
          <table:table-cell table:formula="of:=[.D27]+[.E27]+[.F27]" office:value-type="currency" office:currency="USD" office:value="513450.561561891">
            <text:p>$513,451</text:p>
          </table:table-cell>
          <table:table-cell table:formula="of:=[.D28]*[.$C$6]" office:value-type="currency" office:currency="USD" office:value="30807.0336937134">
            <text:p>$30,80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2035-06-01">
            <text:p>06/01/35</text:p>
          </table:table-cell>
          <table:table-cell table:formula="of:=[.D28]+[.E28]+[.F28]" office:value-type="currency" office:currency="USD" office:value="564257.595255604">
            <text:p>$564,258</text:p>
          </table:table-cell>
          <table:table-cell table:formula="of:=[.D29]*[.$C$6]" office:value-type="currency" office:currency="USD" office:value="33855.4557153362">
            <text:p>$33,855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2036-06-01">
            <text:p>06/01/36</text:p>
          </table:table-cell>
          <table:table-cell table:formula="of:=[.D29]+[.E29]+[.F29]" office:value-type="currency" office:currency="USD" office:value="618113.05097094">
            <text:p>$618,113</text:p>
          </table:table-cell>
          <table:table-cell table:formula="of:=[.D30]*[.$C$6]" office:value-type="currency" office:currency="USD" office:value="37086.7830582564">
            <text:p>$37,08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2037-06-01">
            <text:p>06/01/37</text:p>
          </table:table-cell>
          <table:table-cell table:formula="of:=[.D30]+[.E30]+[.F30]" office:value-type="currency" office:currency="USD" office:value="675199.834029197">
            <text:p>$675,200</text:p>
          </table:table-cell>
          <table:table-cell table:formula="of:=[.D31]*[.$C$6]" office:value-type="currency" office:currency="USD" office:value="40511.9900417518">
            <text:p>$40,512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2038-06-01">
            <text:p>06/01/38</text:p>
          </table:table-cell>
          <table:table-cell table:formula="of:=[.D31]+[.E31]+[.F31]" office:value-type="currency" office:currency="USD" office:value="735711.824070948">
            <text:p>$735,712</text:p>
          </table:table-cell>
          <table:table-cell table:formula="of:=[.D32]*[.$C$6]" office:value-type="currency" office:currency="USD" office:value="44142.7094442569">
            <text:p>$44,143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2039-06-01">
            <text:p>06/01/39</text:p>
          </table:table-cell>
          <table:table-cell table:formula="of:=[.D32]+[.E32]+[.F32]" office:value-type="currency" office:currency="USD" office:value="799854.533515205">
            <text:p>$799,855</text:p>
          </table:table-cell>
          <table:table-cell table:formula="of:=[.D33]*[.$C$6]" office:value-type="currency" office:currency="USD" office:value="47991.2720109123">
            <text:p>$47,991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2040-06-01">
            <text:p>06/01/40</text:p>
          </table:table-cell>
          <table:table-cell table:formula="of:=[.D33]+[.E33]+[.F33]" office:value-type="currency" office:currency="USD" office:value="867845.805526117">
            <text:p>$867,846</text:p>
          </table:table-cell>
          <table:table-cell table:formula="of:=[.D34]*[.$C$6]" office:value-type="currency" office:currency="USD" office:value="52070.7483315671">
            <text:p>$52,071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2041-06-01">
            <text:p>06/01/41</text:p>
          </table:table-cell>
          <table:table-cell table:formula="of:=[.D34]+[.E34]+[.F34]" office:value-type="currency" office:currency="USD" office:value="939916.553857685">
            <text:p>$939,917</text:p>
          </table:table-cell>
          <table:table-cell table:formula="of:=[.D35]*[.$C$6]" office:value-type="currency" office:currency="USD" office:value="56394.9932314611">
            <text:p>$56,395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2042-06-01">
            <text:p>06/01/42</text:p>
          </table:table-cell>
          <table:table-cell table:formula="of:=[.D35]+[.E35]+[.F35]" office:value-type="currency" office:currency="USD" office:value="1016311.54708915">
            <text:p>$1,016,312</text:p>
          </table:table-cell>
          <table:table-cell table:formula="of:=[.D36]*[.$C$6]" office:value-type="currency" office:currency="USD" office:value="60978.6928253487">
            <text:p>$60,979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2043-06-01">
            <text:p>06/01/43</text:p>
          </table:table-cell>
          <table:table-cell table:formula="of:=[.D36]+[.E36]+[.F36]" office:value-type="currency" office:currency="USD" office:value="1097290.23991449">
            <text:p>$1,097,290</text:p>
          </table:table-cell>
          <table:table-cell table:formula="of:=[.D37]*[.$C$6]" office:value-type="currency" office:currency="USD" office:value="65837.4143948697">
            <text:p>$65,83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2044-06-01">
            <text:p>06/01/44</text:p>
          </table:table-cell>
          <table:table-cell table:formula="of:=[.D37]+[.E37]+[.F37]" office:value-type="currency" office:currency="USD" office:value="1183127.65430936">
            <text:p>$1,183,128</text:p>
          </table:table-cell>
          <table:table-cell table:formula="of:=[.D38]*[.$C$6]" office:value-type="currency" office:currency="USD" office:value="70987.6592585618">
            <text:p>$70,988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2045-06-01">
            <text:p>06/01/45</text:p>
          </table:table-cell>
          <table:table-cell table:formula="of:=[.D38]+[.E38]+[.F38]" office:value-type="currency" office:currency="USD" office:value="1274115.31356793">
            <text:p>$1,274,115</text:p>
          </table:table-cell>
          <table:table-cell table:formula="of:=[.D39]*[.$C$6]" office:value-type="currency" office:currency="USD" office:value="76446.9188140756">
            <text:p>$76,447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2046-06-01">
            <text:p>06/01/46</text:p>
          </table:table-cell>
          <table:table-cell table:formula="of:=[.D39]+[.E39]+[.F39]" office:value-type="currency" office:currency="USD" office:value="1370562.232382">
            <text:p>$1,370,562</text:p>
          </table:table-cell>
          <table:table-cell table:formula="of:=[.D40]*[.$C$6]" office:value-type="currency" office:currency="USD" office:value="82233.7339429201">
            <text:p>$82,234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2047-06-01">
            <text:p>06/01/47</text:p>
          </table:table-cell>
          <table:table-cell table:formula="of:=[.D40]+[.E40]+[.F40]" office:value-type="currency" office:currency="USD" office:value="1472795.96632492">
            <text:p>$1,472,796</text:p>
          </table:table-cell>
          <table:table-cell table:formula="of:=[.D41]*[.$C$6]" office:value-type="currency" office:currency="USD" office:value="88367.7579794953">
            <text:p>$88,368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2048-06-01">
            <text:p>06/01/48</text:p>
          </table:table-cell>
          <table:table-cell table:formula="of:=[.D41]+[.E41]+[.F41]" office:value-type="currency" office:currency="USD" office:value="1581163.72430442">
            <text:p>$1,581,164</text:p>
          </table:table-cell>
          <table:table-cell table:formula="of:=[.D42]*[.$C$6]" office:value-type="currency" office:currency="USD" office:value="94869.823458265">
            <text:p>$94,870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2049-06-01">
            <text:p>06/01/49</text:p>
          </table:table-cell>
          <table:table-cell table:formula="of:=[.D42]+[.E42]+[.F42]" office:value-type="currency" office:currency="USD" office:value="1696033.54776268">
            <text:p>$1,696,034</text:p>
          </table:table-cell>
          <table:table-cell table:formula="of:=[.D43]*[.$C$6]" office:value-type="currency" office:currency="USD" office:value="101762.012865761">
            <text:p>$101,762</text:p>
          </table:table-cell>
          <table:table-cell table:formula="of:=[.$C$5]*[.$C$7]" office:value-type="currency" office:currency="USD" office:value="20000">
            <text:p>$20,00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7/08/2015</text:date>, <text:time>14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7-08T13:11:28.25</meta:creation-date>
    <dc:date>2015-07-08T14:04:02.99</dc:date>
    <dc:creator>RCC RCCD</dc:creator>
    <meta:editing-duration>PT52M35S</meta:editing-duration>
    <meta:editing-cycles>2</meta:editing-cycles>
    <meta:generator>OpenOffice/4.1.0$Win32 OpenOffice.org_project/410m18$Build-9764</meta:generator>
    <meta:document-statistic meta:table-count="3" meta:cell-count="177" meta:object-count="0"/>
  </office:meta>
</office:document-meta>
</file>